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="solid" draw:fill-color="#99ccff" draw:textarea-horizontal-align="justify" draw:textarea-vertical-align="middle" draw:auto-grow-height="false" fo:min-height="1.825cm" fo:min-width="3.45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245cm" draw:marker-end-width="0.245cm" draw:fill="solid" draw:fill-color="#99ccff" draw:textarea-horizontal-align="justify" draw:textarea-vertical-align="middle" draw:auto-grow-height="false" fo:min-height="1.888cm" fo:min-width="3.45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4c4c4c" draw:marker-start-width="0.245cm" draw:marker-end-width="0.245cm" draw:fill="solid" draw:fill-color="#b3b3b3" draw:textarea-horizontal-align="justify" draw:textarea-vertical-align="middle" draw:auto-grow-height="false" fo:min-height="0.94cm" fo:min-width="3.158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6b6b" draw:marker-start-width="0.245cm" draw:marker-end-width="0.245cm" draw:fill="solid" draw:fill-color="#47b8b8" draw:textarea-horizontal-align="justify" draw:textarea-vertical-align="middle" draw:auto-grow-height="false" fo:min-height="0.762cm" fo:min-width="12.45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355e00" draw:marker-start-width="0.245cm" draw:marker-end-width="0.245cm" draw:fill="solid" draw:fill-color="#94bd5e" draw:textarea-horizontal-align="justify" draw:textarea-vertical-align="middle" draw:auto-grow-height="false" fo:min-height="1.167cm" fo:min-width="3.104cm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style:font-name="Ubuntu"/>
    </style:style>
    <style:style style:name="P2" style:family="paragraph">
      <style:paragraph-properties fo:text-align="center"/>
      <style:text-properties fo:color="#ffffff" style:font-name="Ubuntu"/>
    </style:style>
    <style:style style:name="P3" style:family="paragraph">
      <style:paragraph-properties fo:text-align="center"/>
    </style:style>
    <style:style style:name="T1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cm" svg:height="2.125cm" svg:x="3.5cm" svg:y="9.813cm">
          <text:p text:style-name="P1"><text:span text:style-name="T1">App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cm" svg:height="2.125cm" svg:x="8cm" svg:y="9.813cm">
          <text:p text:style-name="P1"><text:span text:style-name="T1">App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cm" svg:height="2.188cm" svg:x="12.5cm" svg:y="9.812cm">
          <text:p text:style-name="P1"><text:span text:style-name="T1">App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687cm" svg:height="2.312cm" svg:x="8.125cm" svg:y="14cm">
          <text:p text:style-name="P1"><text:span text:style-name="T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layer="layout" svg:width="13cm" svg:height="1.062cm" svg:x="3.5cm" svg:y="7cm">
          <text:p text:style-name="P1"><text:span text:style-name="T1">Load balanc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12cm" svg:height="1.625cm" svg:x="7.562cm" svg:y="1.562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812cm" svg:height="1.625cm" svg:x="13.875cm" svg:y="2.25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10cm" svg:y1="8.062cm" svg:x2="10cm" svg:y2="9.812cm">
          <text:p/>
        </draw:line>
        <draw:line draw:style-name="gr6" draw:text-style-name="P3" draw:layer="layout" svg:x1="5.5cm" svg:y1="8.062cm" svg:x2="5.5cm" svg:y2="9.812cm">
          <text:p/>
        </draw:line>
        <draw:line draw:style-name="gr6" draw:text-style-name="P3" draw:layer="layout" svg:x1="14.5cm" svg:y1="8.062cm" svg:x2="14.5cm" svg:y2="9.812cm">
          <text:p/>
        </draw:line>
        <draw:connector draw:style-name="gr6" draw:text-style-name="P3" draw:layer="layout" draw:type="curve" svg:x1="14.5cm" svg:y1="12cm" svg:x2="9.968cm" svg:y2="14cm" draw:start-shape="id1" draw:start-glue-point="2" draw:end-shape="id2" svg:d="M14500 12000c0 1500-4532 500-4532 2000" svg:viewBox="0 0 4533 2001">
          <text:p/>
        </draw:connector>
        <draw:connector draw:style-name="gr6" draw:text-style-name="P3" draw:layer="layout" draw:type="curve" svg:x1="10cm" svg:y1="11.938cm" svg:x2="9.969cm" svg:y2="14cm" draw:start-shape="id3" draw:end-shape="id2" draw:end-glue-point="5" svg:d="M10000 11938c0 1546-31 516-31 2062" svg:viewBox="0 0 32 2063">
          <text:p/>
        </draw:connector>
        <draw:connector draw:style-name="gr6" draw:text-style-name="P3" draw:layer="layout" draw:type="curve" svg:x1="5.5cm" svg:y1="11.938cm" svg:x2="9.969cm" svg:y2="14cm" draw:start-shape="id4" draw:start-glue-point="2" draw:end-shape="id2" draw:end-glue-point="5" svg:d="M5500 11938c0 1546 4469 516 4469 2062" svg:viewBox="0 0 4470 2063">
          <text:p/>
        </draw:connector>
        <draw:line draw:style-name="gr6" draw:text-style-name="P3" draw:layer="layout" svg:x1="4.812cm" svg:y1="4cm" svg:x2="4.812cm" svg:y2="7cm">
          <text:p/>
        </draw:line>
        <draw:line draw:style-name="gr6" draw:text-style-name="P3" draw:layer="layout" svg:x1="9.375cm" svg:y1="3.187cm" svg:x2="9.375cm" svg:y2="7cm">
          <text:p/>
        </draw:line>
        <draw:custom-shape draw:style-name="gr5" draw:text-style-name="P2" draw:layer="layout" svg:width="3.812cm" svg:height="1.625cm" svg:x="9.875cm" svg:y="3.937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11.75cm" svg:y1="5.562cm" svg:x2="11.75cm" svg:y2="7cm">
          <text:p/>
        </draw:line>
        <draw:line draw:style-name="gr6" draw:text-style-name="P3" draw:layer="layout" svg:x1="15.687cm" svg:y1="3.875cm" svg:x2="15.687cm" svg:y2="7cm">
          <text:p/>
        </draw:line>
        <draw:custom-shape draw:style-name="gr5" draw:text-style-name="P2" draw:layer="layout" svg:width="3.812cm" svg:height="1.625cm" svg:x="3cm" svg:y="2.437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nning </meta:initial-creator>
    <meta:creation-date>2015-11-05T17:11:57.254773174</meta:creation-date>
    <dc:date>2015-11-05T17:22:15.504027512</dc:date>
    <dc:creator>henning </dc:creator>
    <meta:editing-duration>PT10M18S</meta:editing-duration>
    <meta:editing-cycles>2</meta:editing-cycles>
    <meta:generator>LibreOffice/4.3.7.2$Linux_X86_64 LibreOffice_project/430m0$Build-2</meta:generator>
    <meta:document-statistic meta:object-count="19"/>
  </office:meta>
</office:document-meta>
</file>